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table:number-columns-repeated="2"/>
          <table:table-cell table:style-name="ce2" table:formula="of:=SUM([.B3:.F3])" office:value-type="float" office:value="21800">
            <text:p>21800</text:p>
          </table:table-cell>
          <table:table-cell table:formula="of:=SUM([.B28:.F28])" office:value-type="float" office:value="1094.44444444444">
            <text:p>1094.4444444445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K2];[.K10])" office:value-type="float" office:value="20000">
            <text:p>20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Անժելա</text:p>
          </table:table-cell>
          <table:table-cell office:value-type="float" office:value="7700">
            <text:p>7700</text:p>
          </table:table-cell>
          <table:table-cell/>
          <table:table-cell table:formula="of:=SUM([.G3])" office:value-type="float" office:value="21800">
            <text:p>21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Արմենուհի</text:p>
          </table:table-cell>
          <table:table-cell table:number-columns-repeated="2"/>
          <table:table-cell table:formula="of:=[.L3]-[.L4]" office:value-type="float" office:value="-1800">
            <text:p>-1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700">
            <text:p>700</text:p>
          </table:table-cell>
          <table:table-cell office:value-type="string">
            <text:p>Արեգ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];[.C28];[.F28])" office:value-type="float" office:value="746.825396825397">
            <text:p>746.8253968254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094.44444444444">
            <text:p>1094.4444444445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094.44444444444">
            <text:p>1094.4444444445</text:p>
          </table:table-cell>
          <table:table-cell office:value-type="string">
            <text:p>Հասմիկ Դ․</text:p>
          </table:table-cell>
          <table:table-cell table:style-name="ce51" office:value-type="float" office:value="-250">
            <text:p>-2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table:number-columns-repeated="3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:.F28])" office:value-type="float" office:value="700">
            <text:p>700</text:p>
          </table:table-cell>
          <table:table-cell table:style-name="ce31" office:value-type="string">
            <text:p>Սարգիս</text:p>
          </table:table-cell>
          <table:table-cell table:style-name="ce51"/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3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table:number-columns-repeated="3"/>
          <table:table-cell table:formula="of:=SUM([.D28:.F28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Մհեր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Դավիթ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094.44444444444">
            <text:p>1094.4444444445</text:p>
          </table:table-cell>
          <table:table-cell table:style-name="ce31" office:value-type="string">
            <text:p>Տարոն</text:p>
          </table:table-cell>
          <table:table-cell table:style-name="ce49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table:style-name="ce38" office:value-type="string">
            <text:p>Ստեփան</text:p>
          </table:table-cell>
          <table:table-cell table:style-name="ce51"/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094.44444444444">
            <text:p>1094.444444444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094.44444444444">
            <text:p>1094.444444444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094.44444444444">
            <text:p>1094.444444444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formula="of:=SUM([.C28];[.D28])" office:value-type="float" office:value="700">
            <text:p>700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0">
            <text:p>0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21800">
            <text:p>21800</text:p>
          </table:table-cell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8"/>
          <table:table-cell table:style-name="ce23" office:value-type="float" office:value="12000">
            <text:p>12000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5/04/2016</text:date>, <text:time>14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4T14:34:28</dc:date>
    <meta:editing-duration>P6DT16H51M41S</meta:editing-duration>
    <meta:editing-cycles>2365</meta:editing-cycles>
    <meta:generator>OpenOffice/4.1.1$Unix OpenOffice.org_project/411m6$Build-9775</meta:generator>
    <dc:creator>Hasmik Dabaghyan</dc:creator>
    <meta:document-statistic meta:table-count="14" meta:cell-count="5818" meta:object-count="0"/>
  </office:meta>
</office:document-meta>
</file>